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  <style:style style:name="P2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4pt" fo:font-weight="bold" style:font-name-asian="TrebuchetMS" style:font-size-asian="24pt" style:font-weight-asian="bold" style:font-name-complex="TrebuchetMS" style:font-size-complex="24pt" style:font-weight-complex="bold"/>
    </style:style>
    <style:style style:name="P3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4" style:family="paragraph" style:parent-style-name="Standard" style:list-style-name="">
      <style:paragraph-properties style:line-height-at-least="0.2083in" fo:text-align="start" style:justify-single-word="false" style:text-autospace="none"/>
      <style:text-properties style:use-window-font-color="true" style:font-name="ArialMT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5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6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9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10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1" style:family="text">
      <style:text-properties style:use-window-font-color="tru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nowflake Cookies</text:p>
      <text:p text:style-name="P6">Makes: <text:s/><text:span text:style-name="T1">about 2 1/2 dozen</text:span></text:p>
      <text:p text:style-name="P4"/>
      <text:p text:style-name="P1">Ingredients</text:p>
      <text:p text:style-name="P10">1 cup butter, softened</text:p>
      <text:p text:style-name="P10">1 cup sugar</text:p>
      <text:p text:style-name="P10">2 large eggs</text:p>
      <text:p text:style-name="P10">2 teaspoons vanilla extract</text:p>
      <text:p text:style-name="P10">1 teaspoon almond extract</text:p>
      <text:p text:style-name="P10">3 1/4 cups all-purpose flour</text:p>
      <text:p text:style-name="P10">2 teaspoons baking powder</text:p>
      <text:p text:style-name="P10">1/2 teaspoon salt</text:p>
      <text:p text:style-name="P10">Edible Paint Icing, recipe follows</text:p>
      <text:p text:style-name="P10">Garnish: silver dragees, sugar pearls, sparkling sugar</text:p>
      <text:p text:style-name="P1">Directions</text:p>
      <text:p text:style-name="P9">In a large bowl, beat butter and sugar at medium speed with an electric mixer until fluffy. Beat in eggs, vanilla and almond extract until combined.</text:p>
      <text:p text:style-name="P9">In a medium bowl, combine flour, baking powder and salt. Gradually add to sugar mixture, beating until smooth. Wrap dough in heavy-duty plastic wrap, and refrigerate 1 hour.</text:p>
      <text:p text:style-name="P9">Preheat oven to 350 degrees F. Line 2 baking sheets with parchment paper.</text:p>
      <text:p text:style-name="P9">On a lightly floured surface, roll out dough to 1/4-inch thickness. Cut with assorted snowflake cookie cutters and place 2 inches apart on prepared baking sheets. Chill dough 15 minutes. Bake for 10 minutes, or until edges are very lightly browned. Let cool for 2 minutes on baking sheet. Remove from pans and cool completely on wire racks.</text:p>
      <text:p text:style-name="P9">Paint cookies with Edible Paint Icing. Garnish with silver dragees, sugar pearls and sparkling sugar, if desired.</text:p>
      <text:p text:style-name="P1"><text:soft-page-break/>Edible Paint Icing:</text:p>
      <text:p text:style-name="P10">1/4 cup cold water</text:p>
      <text:p text:style-name="P10">3 tablespoons meringue powder</text:p>
      <text:p text:style-name="P10">2 cups confectioners' sugar</text:p>
      <text:p text:style-name="P10">Food coloring, optional</text:p>
      <text:p text:style-name="P9">In a medium bowl, combine water and meringue powder; whisk until foamy. Whisk in confectioners' sugar until smooth. Add food coloring, if desired. Use immediately.</text:p>
      <text:p text:style-name="P8">Yield: 1 1/2 cup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12-22T11:09:51</meta:creation-date>
    <meta:document-statistic meta:table-count="0" meta:image-count="0" meta:object-count="0" meta:page-count="2" meta:paragraph-count="26" meta:word-count="240" meta:character-count="1461"/>
    <dc:date>2011-12-22T11:13:10</dc:date>
    <dc:creator>Robert Houk</dc:creator>
    <meta:editing-duration>PT00H03M21S</meta:editing-duration>
    <meta:editing-cycles>1</meta:editing-cycles>
    <meta:generator>OpenOffice.org/3.2$Unix OpenOffice.org_project/320m18$Build-9502</meta:generator>
  </office:meta>
</office:document-meta>
</file>